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0201in"/>
    </style:style>
    <style:style style:name="co3" style:family="table-column">
      <style:table-column-properties fo:break-before="auto" style:column-width="3.2307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sl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4,C25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<text:a xlink:href="http://www.mouser.fi/ProductDetail/Murata-Electronics/GRM1885C1H220JA01D/?qs=sGAEpiMZZMs0AnBnWHyRQCld5UqfCmT5JO6CWTQ%2FsrQ%3D" xlink:type="simple">http://www.mouser.fi/ProductDetail/Murata-Electronics/GRM1885C1H220JA01D/?qs=sGAEpiMZZMs0AnBnWHyRQCld5UqfCmT5JO6CWTQ%2FsrQ%3D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7,C30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p</text:p>
          </table:table-cell>
          <table:table-cell office:value-type="string" calcext:value-type="string">
            <text:p><text:a xlink:href="http://www.mouser.fi/ProductDetail/AVX/06035A500JAT2A/?qs=sGAEpiMZZMs0AnBnWHyRQKdiqyDPVQdAr1nbH%252bNuFr4%3D" xlink:type="simple">http://www.mouser.fi/ProductDetail/AVX/06035A500JAT2A/?qs=sGAEpiMZZMs0AnBnWHyRQKdiqyDPVQdAr1nbH%252bNuFr4%3d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8,C47,C13,C22,C23</text:p>
          </table:table-cell>
          <table:table-cell office:value-type="string" calcext:value-type="string">
            <text:p>SM0603_Capa_lib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<text:a xlink:href="https://www.mouser.fi/ProductDetail/KEMET/C0603C102J5RAC?qs=sGAEpiMZZMs0AnBnWHyRQI7HfOv1V98MunU%2F7lLCxPw%3D" xlink:type="simple">https://www.mouser.fi/ProductDetail/KEMET/C0603C102J5RAC?qs=sGAEpiMZZMs0AnBnWHyRQI7HfOv1V98MunU%2F7lLCxPw%3D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SM0603_Capa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<text:a xlink:href="http://www.mouser.fi/Search/ProductDetail.aspx?R=VJ0603Y103KXACW1BCvirtualkey61340000virtualkey77-VJ0603Y103KXACBC" xlink:type="simple">http://www.mouser.fi/Search/ProductDetail.aspx?R=VJ0603Y103KXACW1BCvirtualkey61340000virtualkey77-VJ0603Y103KXACBC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3,C39,C52,C42,C44,C43,C51,C9,C10,C11,C12,C14,C15,C16,C17,C18,C19,C21,C26,C28,C29,C31,C32,C33,C34,C35,C36,C37,C38,C41</text:p>
          </table:table-cell>
          <table:table-cell office:value-type="string" calcext:value-type="string">
            <text:p>SM0603_Capa_libc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<text:a xlink:href="https://www.mouser.fi/Search/ProductDetail.aspx?R=VJ0603Y104JXJPW1BCvirtualkey61340000virtualkey77-VJ0603Y104JXJPBC" xlink:type="simple">https://www.mouser.fi/Search/ProductDetail.aspx?R=VJ0603Y104JXJPW1BCvirtualkey61340000virtualkey77-VJ0603Y104JXJPBC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C2,C3,C6,C7,C8</text:p>
          </table:table-cell>
          <table:table-cell office:value-type="string" calcext:value-type="string">
            <text:p>SM0603_Capa_libc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<text:a xlink:href="http://www.mouser.fi/Search/ProductDetail.aspx?R=GRM188R61C105KA93Dvirtualkey64800000virtualkey81-GRM39R105K16" xlink:type="simple">http://www.mouser.fi/Search/ProductDetail.aspx?R=GRM188R61C105KA93Dvirtualkey64800000virtualkey81-GRM39R105K16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50,C49</text:p>
          </table:table-cell>
          <table:table-cell office:value-type="string" calcext:value-type="string">
            <text:p>SM0805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<text:a xlink:href="https://www.mouser.fi/ProductDetail/AVX/TPSR105K020R6000?qs=sGAEpiMZZMtZ1n0r9vR22fSyEGQVuEcc%2FioJBwe326w%3D" xlink:type="simple">https://www.mouser.fi/ProductDetail/AVX/TPSR105K020R6000?qs=sGAEpiMZZMtZ1n0r9vR22fSyEGQVuEcc%2FioJBwe326w%3D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<text:a xlink:href="https://www.mouser.fi/ProductDetail/AVX/0603ZD106KAT2A?qs=sGAEpiMZZMs0AnBnWHyRQC2E6McmylamWTlVLmbgt1On8aLEXn1zNw%3D%3D" xlink:type="simple">https://www.mouser.fi/ProductDetail/AVX/0603ZD106KAT2A?qs=sGAEpiMZZMs0AnBnWHyRQC2E6McmylamWTlVLmbgt1On8aLEXn1zNw%3D%3D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45,C46</text:p>
          </table:table-cell>
          <table:table-cell office:value-type="string" calcext:value-type="string">
            <text:p>SM0805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<text:a xlink:href="https://www.mouser.fi/ProductDetail/ROHM-Semiconductor/TCTOP1A106M8R?qs=sGAEpiMZZMtZ1n0r9vR22YDTxiUNadgsvtlcYRVfpmzdQSfEaLvbhw%3D%3D" xlink:type="simple">https://www.mouser.fi/ProductDetail/ROHM-Semiconductor/TCTOP1A106M8R?qs=sGAEpiMZZMtZ1n0r9vR22YDTxiUNadgsvtlcYRVfpmzdQSfEaLvbhw%3D%3D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S1</text:p>
          </table:table-cell>
          <table:table-cell office:value-type="string" calcext:value-type="string">
            <text:p>PinHeader_1x20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-0216CW-AW3</text:p>
          </table:table-cell>
          <table:table-cell office:value-type="string" calcext:value-type="string">
            <text:p><text:a xlink:href="https://www.mouser.fi/ProductDetail/Newhaven-Display/NHD-0216CW-AW3?qs=%2Fha2pyFadujEgI3vbt6cm25jXT9xFVTTsOBDB2T0k4hR12YzHfPkkg%3D%3D" xlink:type="simple">https://www.mouser.fi/ProductDetail/Newhaven-Display/NHD-0216CW-AW3?qs=%2Fha2pyFadujEgI3vbt6cm25jXT9xFVTTsOBDB2T0k4hR12YzHfPkkg%3D%3D</text:a>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fi/ProductDetail/437-8018302020001101" xlink:type="simple">https://www.mouser.fi/ProductDetail/437-8018302020001101</text:a>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fi/ProductDetail/Amphenol-FCI/68001-420HLF?qs=sGAEpiMZZMs%252BGHln7q6pm6VkwJRZEpANBtc5UlHMY18%3D" xlink:type="simple">https://www.mouser.fi/ProductDetail/Amphenol-FCI/68001-420HLF?qs=sGAEpiMZZMs%252BGHln7q6pm6VkwJRZEpANBtc5UlHMY18%3D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2x20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20</text:p>
          </table:table-cell>
          <table:table-cell office:value-type="string" calcext:value-type="string">
            <text:p><text:a xlink:href="https://www.mouser.fi/ProductDetail/517-8540-4500PL" xlink:type="simple">https://www.mouser.fi/ProductDetail/517-8540-4500P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AUD</text:p>
          </table:table-cell>
          <table:table-cell office:value-type="string" calcext:value-type="string">
            <text:p><text:a xlink:href="https://www.mouser.fi/ProductDetail/Amphenol-FCI/10129381-908002BLF?qs=sGAEpiMZZMs%252BGHln7q6pmzM4rZbcR9MPqXtTZoG7M7qVzYMUfLk9hA%3D%3D" xlink:type="simple">https://www.mouser.fi/ProductDetail/Amphenol-FCI/10129381-908002BLF?qs=sGAEpiMZZMs%252BGHln7q6pmzM4rZbcR9MPqXtTZoG7M7qVzYMUfLk9hA%3D%3D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EAPLRAA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PLRAA4</text:p>
          </table:table-cell>
          <table:table-cell office:value-type="string" calcext:value-type="string">
            <text:p><text:a xlink:href="https://www.mouser.fi/ProductDetail/Everlight/EAPLRAA4?qs=%2Fha2pyFaduh0LQXkiNn19hI7igth4LEShZlCVSJqGa4%3D" xlink:type="simple">https://www.mouser.fi/ProductDetail/Everlight/EAPLRAA4?qs=%2Fha2pyFaduh0LQXkiNn19hI7igth4LEShZlCVSJqGa4%3D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CART_CO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RT-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</text:p>
          </table:table-cell>
          <table:table-cell office:value-type="string" calcext:value-type="string">
            <text:p><text:a xlink:href="https://www.mouser.fi/ProductDetail/Amphenol-FCI/10129381-908002BLF?qs=sGAEpiMZZMs%252BGHln7q6pmzM4rZbcR9MPqXtTZoG7M7qVzYMUfLk9hA%3D%3D" xlink:type="simple">https://www.mouser.fi/ProductDetail/Amphenol-FCI/10129381-908002BLF?qs=sGAEpiMZZMs%252BGHln7q6pmzM4rZbcR9MPqXtTZoG7M7qVzYMUfLk9hA%3D%3D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0,R25,R21,R23,R34,R27,R31,R22,R32,R33,R24,R28,R26,R48,R2,R4,R5,R6,R7,R11,R12,R15,R16,R17,R18,R19,R20,R29,R30,R35,R36</text:p>
          </table:table-cell>
          <table:table-cell office:value-type="string" calcext:value-type="string">
            <text:p>SM0603_Resistor_libcms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2</text:p>
          </table:table-cell>
          <table:table-cell office:value-type="string" calcext:value-type="string">
            <text:p><text:a xlink:href="https://www.mouser.fi/ProductDetail/Susumu/RR0816Q-220-D?qs=sGAEpiMZZMu61qfTUdNhG%2FDhcyQpRg8MzJ6EmmJelNw%3D" xlink:type="simple">https://www.mouser.fi/ProductDetail/Susumu/RR0816Q-220-D?qs=sGAEpiMZZMu61qfTUdNhG%2FDhcyQpRg8MzJ6EmmJelNw%3D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41,R42,R43,R44</text:p>
          </table:table-cell>
          <table:table-cell office:value-type="string" calcext:value-type="string">
            <text:p>SM0603_Resistor_libcms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75</text:p>
          </table:table-cell>
          <table:table-cell office:value-type="string" calcext:value-type="string">
            <text:p><text:a xlink:href="http://www.mouser.fi/Search/ProductDetail.aspx?R=RG1608P-750-D-T5virtualkey67280000virtualkey754-RG1608P-750DT5" xlink:type="simple">http://www.mouser.fi/Search/ProductDetail.aspx?R=RG1608P-750-D-T5virtualkey67280000virtualkey754-RG1608P-750DT5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00</text:p>
          </table:table-cell>
          <table:table-cell office:value-type="string" calcext:value-type="string">
            <text:p><text:a xlink:href="http://www.mouser.fi/ProductDetail/Yageo/RC0603FR-07499RL/?qs=sGAEpiMZZMu61qfTUdNhG0fejjHH2KXSo%252bCElg0%2FDnU%3D" xlink:type="simple">http://www.mouser.fi/ProductDetail/Yageo/RC0603FR-07499RL/?qs=sGAEpiMZZMu61qfTUdNhG0fejjHH2KXSo%252bCElg0%2fDnU%3d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8,R13,R51</text:p>
          </table:table-cell>
          <table:table-cell office:value-type="string" calcext:value-type="string">
            <text:p>SM0603_Resistor_libc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a xlink:href="http://www.mouser.fi/ProductDetail/Yageo/RC0603FR-071KL/?qs=sGAEpiMZZMu61qfTUdNhG5eFuApKbqVdtp%2FRjU41%2FJY%3D" xlink:type="simple">http://www.mouser.fi/ProductDetail/Yageo/RC0603FR-071KL/?qs=sGAEpiMZZMu61qfTUdNhG5eFuApKbqVdtp%2fRjU41%2fJY%3d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9,R14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k</text:p>
          </table:table-cell>
          <table:table-cell office:value-type="string" calcext:value-type="string">
            <text:p><text:a xlink:href="http://www.mouser.fi/ProductDetail/Panasonic/ERJ-3EKF1911V/?qs=sGAEpiMZZMu61qfTUdNhGzRxdwze5h8ZUwobgXdPfh8%3D" xlink:type="simple">http://www.mouser.fi/ProductDetail/Panasonic/ERJ-3EKF1911V/?qs=sGAEpiMZZMu61qfTUdNhGzRxdwze5h8ZUwobgXdPfh8%3d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3,R37,R39,R40</text:p>
          </table:table-cell>
          <table:table-cell office:value-type="string" calcext:value-type="string">
            <text:p>SM0603_Resistor_libc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<text:a xlink:href="http://www.mouser.fi/Search/ProductDetail.aspx?R=RK73H1JTTD2201Fvirtualkey66000000virtualkey660-RK73H1JTTD2201F" xlink:type="simple">http://www.mouser.fi/Search/ProductDetail.aspx?R=RK73H1JTTD2201Fvirtualkey66000000virtualkey660-RK73H1JTTD2201F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6,R47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<text:a xlink:href="https://www.mouser.fi/ProductDetail/754-RR0816P-332D" xlink:type="simple">https://www.mouser.fi/ProductDetail/754-RR0816P-332D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38,R45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<text:a xlink:href="http://www.mouser.fi/Search/ProductDetail.aspx?R=MCT06030C4701FP500virtualkey59430000virtualkey594-MCT06030C4701FP5" xlink:type="simple">http://www.mouser.fi/Search/ProductDetail.aspx?R=MCT06030C4701FP500virtualkey59430000virtualkey594-MCT06030C4701FP5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50,R49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mouser.fi/ProductDetail/754-RR0816P-103D" xlink:type="simple">https://www.mouser.fi/ProductDetail/754-RR0816P-103D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7351C</text:p>
          </table:table-cell>
          <table:table-cell office:value-type="string" calcext:value-type="string">
            <text:p><text:a xlink:href="http://www.mouser.fi/ProductDetail/Diodes-Incorporated/AP7361C-33E-13/?qs=sGAEpiMZZMsGz1a6aV8DcK3Ple2JfpeNG2fMxAP9cPY%3D" xlink:type="simple">http://www.mouser.fi/ProductDetail/Diodes-Incorporated/AP7361C-33E-13/?qs=sGAEpiMZZMsGz1a6aV8DcK3Ple2JfpeNG2fMxAP9cPY%3D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0033DDC</text:p>
          </table:table-cell>
          <table:table-cell office:value-type="string" calcext:value-type="string">
            <text:p><text:a xlink:href="http://www.mouser.fi/Search/ProductDetail.aspx?R=TLV70033DDCRvirtualkey59500000virtualkey595-TLV70033DDCR" xlink:type="simple">http://www.mouser.fi/Search/ProductDetail.aspx?R=TLV70033DDCRvirtualkey59500000virtualkey595-TLV70033DDCR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703SN18T1G</text:p>
          </table:table-cell>
          <table:table-cell office:value-type="string" calcext:value-type="string">
            <text:p><text:a xlink:href="http://www.mouser.fi/ProductDetail/ON-Semiconductor/NCP703SN18T1G/?qs=%2Fha2pyFadui4KyNBLllPjwAGv4BajpL7l3XGQAxEq2zNbyRAu%2FFWFA%3D%3D" xlink:type="simple">http://www.mouser.fi/ProductDetail/ON-Semiconductor/NCP703SN18T1G/?qs=%2fha2pyFadui4KyNBLllPjwAGv4BajpL7l3XGQAxEq2zNbyRAu%2fFWFA%3d%3d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0018</text:p>
          </table:table-cell>
          <table:table-cell office:value-type="string" calcext:value-type="string">
            <text:p><text:a xlink:href="https://www.mouser.fi/Search/ProductDetail.aspx?R=TLV70018DDCTvirtualkey59500000virtualkey595-TLV70018DDCT" xlink:type="simple">https://www.mouser.fi/Search/ProductDetail.aspx?R=TLV70018DDCTvirtualkey59500000virtualkey595-TLV70018DDCT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QFP-128_the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51002</text:p>
          </table:table-cell>
          <table:table-cell office:value-type="string" calcext:value-type="string">
            <text:p><text:a xlink:href="https://www.mouser.fi/ProductDetail/Renesas-Intersil/ISL51002CQZ-165?qs=sGAEpiMZZMsLKVrzu2LM0LSarJUI4vuo" xlink:type="simple">https://www.mouser.fi/ProductDetail/Renesas-Intersil/ISL51002CQZ-165?qs=sGAEpiMZZMsLKVrzu2LM0LSarJUI4vuo</text:a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QFN-20-1EP_4x4mm_Pitch0.5mm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<text:a xlink:href="http://www.mouser.fi/ProductDetail/Silicon-Labs/SI5351C-B-GM/?qs=sGAEpiMZZMvo8iywG0hSDVwns1Z2S9pYiO7Qy5%2Ft6I8%3D" xlink:type="simple">http://www.mouser.fi/ProductDetail/Silicon-Labs/SI5351C-B-GM/?qs=sGAEpiMZZMvo8iywG0hSDVwns1Z2S9pYiO7Qy5%2ft6I8%3d</text:a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CM1808P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M1808PWR</text:p>
          </table:table-cell>
          <table:table-cell office:value-type="string" calcext:value-type="string">
            <text:p><text:a xlink:href="https://www.mouser.fi/ProductDetail/Texas-Instruments/PCM1808PWR?qs=sGAEpiMZZMs6MRWRKnzqdRNVi09XGhToVYmj%252BwFxe54%3D" xlink:type="simple">https://www.mouser.fi/ProductDetail/Texas-Instruments/PCM1808PWR?qs=sGAEpiMZZMs6MRWRKnzqdRNVi09XGhToVYmj%252BwFxe54%3D</text:a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Vishay_CAST-3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31338</text:p>
          </table:table-cell>
          <table:table-cell office:value-type="string" calcext:value-type="string">
            <text:p><text:a xlink:href="https://www.mouser.fi/ProductDetail/Vishay-Semiconductors/TSOP31338?qs=%2Fha2pyFaduil478U2%2FUJROATNrqRVtBxU9KKeuHdD%2FM%3D" xlink:type="simple">https://www.mouser.fi/ProductDetail/Vishay-Semiconductors/TSOP31338?qs=%2Fha2pyFaduil478U2%2FUJROATNrqRVtBxU9KKeuHdD%2FM%3D</text:a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ECS-3X9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576MHz</text:p>
          </table:table-cell>
          <table:table-cell office:value-type="string" calcext:value-type="string">
            <text:p><text:a xlink:href="https://www.mouser.fi/ProductDetail/ECS/ECS-2457-18-9X?qs=sGAEpiMZZMsBj6bBr9Q9aaj6UZM5GTC6mkn3BElbuT0%3D" xlink:type="simple">https://www.mouser.fi/ProductDetail/ECS/ECS-2457-18-9X?qs=sGAEpiMZZMsBj6bBr9Q9aaj6UZM5GTC6mkn3BElbuT0%3D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9:35:56.306257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19:49:30.875138217</dc:date>
    <meta:editing-duration>PT1H17M29S</meta:editing-duration>
    <meta:editing-cycles>14</meta:editing-cycles>
    <meta:generator>LibreOffice/6.4.1.1$Linux_X86_64 LibreOffice_project/40$Build-1</meta:generator>
    <meta:document-statistic meta:table-count="1" meta:cell-count="207" meta:object-count="0"/>
  </office:meta>
</office:document-meta>
</file>